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N = 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9415" calcext:value-type="float">
            <text:p>27.9415</text:p>
          </table:table-cell>
          <table:table-cell/>
          <table:table-cell office:value-type="string" calcext:value-type="string">
            <text:p>T = 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233889" calcext:value-type="float">
            <text:p>28.233889</text:p>
          </table:table-cell>
          <table:table-cell/>
          <table:table-cell office:value-type="string" calcext:value-type="string">
            <text:p>Increment 0.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806254" calcext:value-type="float">
            <text:p>9.80625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836146" calcext:value-type="float">
            <text:p>5.83614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174772" calcext:value-type="float">
            <text:p>4.17477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09:41:18.134980232</meta:creation-date>
    <dc:date>2015-11-18T09:53:10.075191733</dc:date>
    <meta:editing-duration>PT11M51S</meta:editing-duration>
    <meta:editing-cycles>2</meta:editing-cycles>
    <meta:generator>LibreOffice/4.4.5.2$Linux_X86_64 LibreOffice_project/40m0$Build-2</meta:generator>
    <meta:document-statistic meta:table-count="1" meta:cell-count="17" meta:object-count="0"/>
  </office:meta>
</office:document-meta>
</file>